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Sensor</text:p>
          </table:table-cell>
          <table:table-cell table:style-name="ce1" table:number-columns-repeated="1021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CAMERA</text:p>
          </table:table-cell>
          <table:table-cell office:value-type="float" office:value="12.1088" calcext:value-type="float">
            <text:p>12.1088</text:p>
          </table:table-cell>
          <table:table-cell office:value-type="float" office:value="14.1371" calcext:value-type="float">
            <text:p>14.1371</text:p>
          </table:table-cell>
          <table:table-cell office:value-type="float" office:value="12.7679" calcext:value-type="float">
            <text:p>12.7679</text:p>
          </table:table-cell>
          <table:table-cell office:value-type="float" office:value="14.1043" calcext:value-type="float">
            <text:p>14.1043</text:p>
          </table:table-cell>
          <table:table-cell office:value-type="float" office:value="15.4028" calcext:value-type="float">
            <text:p>15.4028</text:p>
          </table:table-cell>
          <table:table-cell office:value-type="float" office:value="13.6159" calcext:value-type="float">
            <text:p>13.6159</text:p>
          </table:table-cell>
          <table:table-cell office:value-type="float" office:value="15.8085" calcext:value-type="float">
            <text:p>15.8085</text:p>
          </table:table-cell>
          <table:table-cell office:value-type="float" office:value="14.1828" calcext:value-type="float">
            <text:p>14.1828</text:p>
          </table:table-cell>
          <table:table-cell office:value-type="float" office:value="14.3029" calcext:value-type="float">
            <text:p>14.3029</text:p>
          </table:table-cell>
          <table:table-cell office:value-type="float" office:value="11.9612" calcext:value-type="float">
            <text:p>11.9612</text:p>
          </table:table-cell>
          <table:table-cell office:value-type="float" office:value="12.5322" calcext:value-type="float">
            <text:p>12.5322</text:p>
          </table:table-cell>
          <table:table-cell office:value-type="float" office:value="11.1374" calcext:value-type="float">
            <text:p>11.1374</text:p>
          </table:table-cell>
          <table:table-cell office:value-type="float" office:value="11.1494" calcext:value-type="float">
            <text:p>11.1494</text:p>
          </table:table-cell>
          <table:table-cell office:value-type="float" office:value="10.1761" calcext:value-type="float">
            <text:p>10.1761</text:p>
          </table:table-cell>
          <table:table-cell office:value-type="float" office:value="9.50152" calcext:value-type="float">
            <text:p>9.50152</text:p>
          </table:table-cell>
          <table:table-cell office:value-type="float" office:value="9.83169" calcext:value-type="float">
            <text:p>9.83169</text:p>
          </table:table-cell>
          <table:table-cell office:value-type="float" office:value="9.19472" calcext:value-type="float">
            <text:p>9.19472</text:p>
          </table:table-cell>
          <table:table-cell office:value-type="float" office:value="9.20622" calcext:value-type="float">
            <text:p>9.206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AMERA</text:p>
          </table:table-cell>
          <table:table-cell office:value-type="float" office:value="13.199" calcext:value-type="float">
            <text:p>13.199</text:p>
          </table:table-cell>
          <table:table-cell office:value-type="float" office:value="15.6562" calcext:value-type="float">
            <text:p>15.6562</text:p>
          </table:table-cell>
          <table:table-cell office:value-type="float" office:value="15.1402" calcext:value-type="float">
            <text:p>15.1402</text:p>
          </table:table-cell>
          <table:table-cell office:value-type="float" office:value="18.128" calcext:value-type="float">
            <text:p>18.128</text:p>
          </table:table-cell>
          <table:table-cell office:value-type="float" office:value="15.7469" calcext:value-type="float">
            <text:p>15.7469</text:p>
          </table:table-cell>
          <table:table-cell office:value-type="float" office:value="15.8565" calcext:value-type="float">
            <text:p>15.8565</text:p>
          </table:table-cell>
          <table:table-cell office:value-type="float" office:value="13.9183" calcext:value-type="float">
            <text:p>13.9183</text:p>
          </table:table-cell>
          <table:table-cell office:value-type="float" office:value="16.6764" calcext:value-type="float">
            <text:p>16.6764</text:p>
          </table:table-cell>
          <table:table-cell office:value-type="float" office:value="17.6958" calcext:value-type="float">
            <text:p>17.6958</text:p>
          </table:table-cell>
          <table:table-cell office:value-type="float" office:value="11.5856" calcext:value-type="float">
            <text:p>11.5856</text:p>
          </table:table-cell>
          <table:table-cell office:value-type="float" office:value="13.4561" calcext:value-type="float">
            <text:p>13.4561</text:p>
          </table:table-cell>
          <table:table-cell office:value-type="float" office:value="12.8738" calcext:value-type="float">
            <text:p>12.8738</text:p>
          </table:table-cell>
          <table:table-cell office:value-type="float" office:value="12.6469" calcext:value-type="float">
            <text:p>12.6469</text:p>
          </table:table-cell>
          <table:table-cell office:value-type="float" office:value="9.69476" calcext:value-type="float">
            <text:p>9.69476</text:p>
          </table:table-cell>
          <table:table-cell office:value-type="float" office:value="10.7389" calcext:value-type="float">
            <text:p>10.7389</text:p>
          </table:table-cell>
          <table:table-cell office:value-type="float" office:value="11.2691" calcext:value-type="float">
            <text:p>11.2691</text:p>
          </table:table-cell>
          <table:table-cell office:value-type="float" office:value="8.8989" calcext:value-type="float">
            <text:p>8.8989</text:p>
          </table:table-cell>
          <table:table-cell office:value-type="float" office:value="10.8443" calcext:value-type="float">
            <text:p>10.8443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CAMERA</text:p>
          </table:table-cell>
          <table:table-cell office:value-type="float" office:value="11.9038" calcext:value-type="float">
            <text:p>11.9038</text:p>
          </table:table-cell>
          <table:table-cell office:value-type="float" office:value="22.9119" calcext:value-type="float">
            <text:p>22.9119</text:p>
          </table:table-cell>
          <table:table-cell office:value-type="float" office:value="14.537" calcext:value-type="float">
            <text:p>14.537</text:p>
          </table:table-cell>
          <table:table-cell office:value-type="float" office:value="15.5277" calcext:value-type="float">
            <text:p>15.5277</text:p>
          </table:table-cell>
          <table:table-cell office:value-type="float" office:value="24.1367" calcext:value-type="float">
            <text:p>24.1367</text:p>
          </table:table-cell>
          <table:table-cell office:value-type="float" office:value="14.1177" calcext:value-type="float">
            <text:p>14.1177</text:p>
          </table:table-cell>
          <table:table-cell office:value-type="float" office:value="14.8073" calcext:value-type="float">
            <text:p>14.8073</text:p>
          </table:table-cell>
          <table:table-cell office:value-type="float" office:value="17.6139" calcext:value-type="float">
            <text:p>17.6139</text:p>
          </table:table-cell>
          <table:table-cell office:value-type="float" office:value="15.0829" calcext:value-type="float">
            <text:p>15.0829</text:p>
          </table:table-cell>
          <table:table-cell office:value-type="float" office:value="11.433" calcext:value-type="float">
            <text:p>11.433</text:p>
          </table:table-cell>
          <table:table-cell office:value-type="float" office:value="12.041" calcext:value-type="float">
            <text:p>12.041</text:p>
          </table:table-cell>
          <table:table-cell office:value-type="float" office:value="10.6904" calcext:value-type="float">
            <text:p>10.6904</text:p>
          </table:table-cell>
          <table:table-cell office:value-type="float" office:value="12.0833" calcext:value-type="float">
            <text:p>12.0833</text:p>
          </table:table-cell>
          <table:table-cell office:value-type="float" office:value="12.3802" calcext:value-type="float">
            <text:p>12.3802</text:p>
          </table:table-cell>
          <table:table-cell office:value-type="float" office:value="13.4952" calcext:value-type="float">
            <text:p>13.4952</text:p>
          </table:table-cell>
          <table:table-cell office:value-type="float" office:value="11.1842" calcext:value-type="float">
            <text:p>11.1842</text:p>
          </table:table-cell>
          <table:table-cell office:value-type="float" office:value="9.4163" calcext:value-type="float">
            <text:p>9.4163</text:p>
          </table:table-cell>
          <table:table-cell office:value-type="float" office:value="11.5953" calcext:value-type="float">
            <text:p>11.59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CAMERA</text:p>
          </table:table-cell>
          <table:table-cell office:value-type="float" office:value="11.2369" calcext:value-type="float">
            <text:p>11.2369</text:p>
          </table:table-cell>
          <table:table-cell office:value-type="float" office:value="15.4211" calcext:value-type="float">
            <text:p>15.4211</text:p>
          </table:table-cell>
          <table:table-cell office:value-type="float" office:value="12.153" calcext:value-type="float">
            <text:p>12.153</text:p>
          </table:table-cell>
          <table:table-cell office:value-type="float" office:value="15.5408" calcext:value-type="float">
            <text:p>15.5408</text:p>
          </table:table-cell>
          <table:table-cell office:value-type="float" office:value="27.1506" calcext:value-type="float">
            <text:p>27.1506</text:p>
          </table:table-cell>
          <table:table-cell office:value-type="float" office:value="15.8712" calcext:value-type="float">
            <text:p>15.8712</text:p>
          </table:table-cell>
          <table:table-cell office:value-type="float" office:value="16.8956" calcext:value-type="float">
            <text:p>16.8956</text:p>
          </table:table-cell>
          <table:table-cell office:value-type="float" office:value="22.9223" calcext:value-type="float">
            <text:p>22.9223</text:p>
          </table:table-cell>
          <table:table-cell office:value-type="float" office:value="15.7953" calcext:value-type="float">
            <text:p>15.7953</text:p>
          </table:table-cell>
          <table:table-cell office:value-type="float" office:value="14.161" calcext:value-type="float">
            <text:p>14.161</text:p>
          </table:table-cell>
          <table:table-cell office:value-type="float" office:value="12.6683" calcext:value-type="float">
            <text:p>12.6683</text:p>
          </table:table-cell>
          <table:table-cell office:value-type="float" office:value="13.115" calcext:value-type="float">
            <text:p>13.115</text:p>
          </table:table-cell>
          <table:table-cell office:value-type="float" office:value="11.7792" calcext:value-type="float">
            <text:p>11.7792</text:p>
          </table:table-cell>
          <table:table-cell office:value-type="float" office:value="11.5682" calcext:value-type="float">
            <text:p>11.5682</text:p>
          </table:table-cell>
          <table:table-cell office:value-type="float" office:value="14.7055" calcext:value-type="float">
            <text:p>14.7055</text:p>
          </table:table-cell>
          <table:table-cell office:value-type="float" office:value="10.6427" calcext:value-type="float">
            <text:p>10.6427</text:p>
          </table:table-cell>
          <table:table-cell office:value-type="float" office:value="9.85052" calcext:value-type="float">
            <text:p>9.85052</text:p>
          </table:table-cell>
          <table:table-cell office:value-type="float" office:value="10.5616" calcext:value-type="float">
            <text:p>10.56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CAMERA</text:p>
          </table:table-cell>
          <table:table-cell office:value-type="float" office:value="22.5037" calcext:value-type="float">
            <text:p>22.5037</text:p>
          </table:table-cell>
          <table:table-cell office:value-type="float" office:value="21.5112" calcext:value-type="float">
            <text:p>21.5112</text:p>
          </table:table-cell>
          <table:table-cell office:value-type="float" office:value="19.5377" calcext:value-type="float">
            <text:p>19.5377</text:p>
          </table:table-cell>
          <table:table-cell office:value-type="float" office:value="17.7678" calcext:value-type="float">
            <text:p>17.7678</text:p>
          </table:table-cell>
          <table:table-cell office:value-type="float" office:value="31.969" calcext:value-type="float">
            <text:p>31.969</text:p>
          </table:table-cell>
          <table:table-cell office:value-type="float" office:value="39.6045" calcext:value-type="float">
            <text:p>39.6045</text:p>
          </table:table-cell>
          <table:table-cell office:value-type="float" office:value="14.9659" calcext:value-type="float">
            <text:p>14.9659</text:p>
          </table:table-cell>
          <table:table-cell office:value-type="float" office:value="14.4375" calcext:value-type="float">
            <text:p>14.4375</text:p>
          </table:table-cell>
          <table:table-cell office:value-type="float" office:value="16.6475" calcext:value-type="float">
            <text:p>16.6475</text:p>
          </table:table-cell>
          <table:table-cell office:value-type="float" office:value="12.3345" calcext:value-type="float">
            <text:p>12.3345</text:p>
          </table:table-cell>
          <table:table-cell office:value-type="float" office:value="13.3902" calcext:value-type="float">
            <text:p>13.3902</text:p>
          </table:table-cell>
          <table:table-cell office:value-type="float" office:value="13.2953" calcext:value-type="float">
            <text:p>13.2953</text:p>
          </table:table-cell>
          <table:table-cell office:value-type="float" office:value="10.2136" calcext:value-type="float">
            <text:p>10.2136</text:p>
          </table:table-cell>
          <table:table-cell office:value-type="float" office:value="11.6103" calcext:value-type="float">
            <text:p>11.610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14.4726" calcext:value-type="float">
            <text:p>14.4726</text:p>
          </table:table-cell>
          <table:table-cell office:value-type="float" office:value="8.55317" calcext:value-type="float">
            <text:p>8.55317</text:p>
          </table:table-cell>
          <table:table-cell office:value-type="float" office:value="13.0225" calcext:value-type="float">
            <text:p>13.02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CAMERA</text:p>
          </table:table-cell>
          <table:table-cell office:value-type="float" office:value="12.6196" calcext:value-type="float">
            <text:p>12.6196</text:p>
          </table:table-cell>
          <table:table-cell office:value-type="float" office:value="14.9564" calcext:value-type="float">
            <text:p>14.9564</text:p>
          </table:table-cell>
          <table:table-cell office:value-type="float" office:value="16.4866" calcext:value-type="float">
            <text:p>16.4866</text:p>
          </table:table-cell>
          <table:table-cell office:value-type="float" office:value="11.9244" calcext:value-type="float">
            <text:p>11.9244</text:p>
          </table:table-cell>
          <table:table-cell office:value-type="float" office:value="29.0232" calcext:value-type="float">
            <text:p>29.0232</text:p>
          </table:table-cell>
          <table:table-cell office:value-type="float" office:value="16.978" calcext:value-type="float">
            <text:p>16.978</text:p>
          </table:table-cell>
          <table:table-cell office:value-type="float" office:value="13.4513" calcext:value-type="float">
            <text:p>13.4513</text:p>
          </table:table-cell>
          <table:table-cell office:value-type="float" office:value="21.6471" calcext:value-type="float">
            <text:p>21.6471</text:p>
          </table:table-cell>
          <table:table-cell office:value-type="float" office:value="19.2093" calcext:value-type="float">
            <text:p>19.2093</text:p>
          </table:table-cell>
          <table:table-cell office:value-type="float" office:value="13.7532" calcext:value-type="float">
            <text:p>13.7532</text:p>
          </table:table-cell>
          <table:table-cell office:value-type="float" office:value="14.6071" calcext:value-type="float">
            <text:p>14.6071</text:p>
          </table:table-cell>
          <table:table-cell office:value-type="float" office:value="10.6389" calcext:value-type="float">
            <text:p>10.6389</text:p>
          </table:table-cell>
          <table:table-cell office:value-type="float" office:value="13.318" calcext:value-type="float">
            <text:p>13.318</text:p>
          </table:table-cell>
          <table:table-cell office:value-type="float" office:value="9.92452" calcext:value-type="float">
            <text:p>9.92452</text:p>
          </table:table-cell>
          <table:table-cell office:value-type="float" office:value="15.0422" calcext:value-type="float">
            <text:p>15.0422</text:p>
          </table:table-cell>
          <table:table-cell office:value-type="float" office:value="10.6328" calcext:value-type="float">
            <text:p>10.6328</text:p>
          </table:table-cell>
          <table:table-cell office:value-type="float" office:value="10.6314" calcext:value-type="float">
            <text:p>10.6314</text:p>
          </table:table-cell>
          <table:table-cell office:value-type="float" office:value="12.0188" calcext:value-type="float">
            <text:p>12.01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AMERA</text:p>
          </table:table-cell>
          <table:table-cell office:value-type="float" office:value="12.0641" calcext:value-type="float">
            <text:p>12.0641</text:p>
          </table:table-cell>
          <table:table-cell office:value-type="float" office:value="13.7933" calcext:value-type="float">
            <text:p>13.7933</text:p>
          </table:table-cell>
          <table:table-cell office:value-type="float" office:value="12.8652" calcext:value-type="float">
            <text:p>12.8652</text:p>
          </table:table-cell>
          <table:table-cell office:value-type="float" office:value="13.6303" calcext:value-type="float">
            <text:p>13.6303</text:p>
          </table:table-cell>
          <table:table-cell office:value-type="float" office:value="13.8307" calcext:value-type="float">
            <text:p>13.8307</text:p>
          </table:table-cell>
          <table:table-cell office:value-type="float" office:value="14.6215" calcext:value-type="float">
            <text:p>14.6215</text:p>
          </table:table-cell>
          <table:table-cell office:value-type="float" office:value="13.756" calcext:value-type="float">
            <text:p>13.756</text:p>
          </table:table-cell>
          <table:table-cell office:value-type="float" office:value="12.9535" calcext:value-type="float">
            <text:p>12.9535</text:p>
          </table:table-cell>
          <table:table-cell office:value-type="float" office:value="13.7133" calcext:value-type="float">
            <text:p>13.7133</text:p>
          </table:table-cell>
          <table:table-cell office:value-type="float" office:value="13.1533" calcext:value-type="float">
            <text:p>13.1533</text:p>
          </table:table-cell>
          <table:table-cell office:value-type="float" office:value="12.6218" calcext:value-type="float">
            <text:p>12.6218</text:p>
          </table:table-cell>
          <table:table-cell office:value-type="float" office:value="11.9311" calcext:value-type="float">
            <text:p>11.9311</text:p>
          </table:table-cell>
          <table:table-cell office:value-type="float" office:value="11.6597" calcext:value-type="float">
            <text:p>11.6597</text:p>
          </table:table-cell>
          <table:table-cell office:value-type="float" office:value="10.5359" calcext:value-type="float">
            <text:p>10.5359</text:p>
          </table:table-cell>
          <table:table-cell office:value-type="float" office:value="11.9921" calcext:value-type="float">
            <text:p>11.9921</text:p>
          </table:table-cell>
          <table:table-cell office:value-type="float" office:value="10.5152" calcext:value-type="float">
            <text:p>10.5152</text:p>
          </table:table-cell>
          <table:table-cell office:value-type="float" office:value="10.001" calcext:value-type="float">
            <text:p>10.001</text:p>
          </table:table-cell>
          <table:table-cell office:value-type="float" office:value="11.0138" calcext:value-type="float">
            <text:p>11.013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CAMERA</text:p>
          </table:table-cell>
          <table:table-cell office:value-type="float" office:value="14.079" calcext:value-type="float">
            <text:p>14.079</text:p>
          </table:table-cell>
          <table:table-cell office:value-type="float" office:value="12.9536" calcext:value-type="float">
            <text:p>12.9536</text:p>
          </table:table-cell>
          <table:table-cell office:value-type="float" office:value="12.84" calcext:value-type="float">
            <text:p>12.84</text:p>
          </table:table-cell>
          <table:table-cell office:value-type="float" office:value="12.6853" calcext:value-type="float">
            <text:p>12.6853</text:p>
          </table:table-cell>
          <table:table-cell office:value-type="float" office:value="14.4006" calcext:value-type="float">
            <text:p>14.4006</text:p>
          </table:table-cell>
          <table:table-cell office:value-type="float" office:value="13.6907" calcext:value-type="float">
            <text:p>13.6907</text:p>
          </table:table-cell>
          <table:table-cell office:value-type="float" office:value="13.5054" calcext:value-type="float">
            <text:p>13.5054</text:p>
          </table:table-cell>
          <table:table-cell office:value-type="float" office:value="12.2185" calcext:value-type="float">
            <text:p>12.2185</text:p>
          </table:table-cell>
          <table:table-cell office:value-type="float" office:value="12.7138" calcext:value-type="float">
            <text:p>12.7138</text:p>
          </table:table-cell>
          <table:table-cell office:value-type="float" office:value="13.0576" calcext:value-type="float">
            <text:p>13.0576</text:p>
          </table:table-cell>
          <table:table-cell office:value-type="float" office:value="11.72" calcext:value-type="float">
            <text:p>11.72</text:p>
          </table:table-cell>
          <table:table-cell office:value-type="float" office:value="12.9625" calcext:value-type="float">
            <text:p>12.9625</text:p>
          </table:table-cell>
          <table:table-cell office:value-type="float" office:value="12.2543" calcext:value-type="float">
            <text:p>12.2543</text:p>
          </table:table-cell>
          <table:table-cell office:value-type="float" office:value="12.1383" calcext:value-type="float">
            <text:p>12.1383</text:p>
          </table:table-cell>
          <table:table-cell office:value-type="float" office:value="11.0998" calcext:value-type="float">
            <text:p>11.0998</text:p>
          </table:table-cell>
          <table:table-cell office:value-type="float" office:value="11.5965" calcext:value-type="float">
            <text:p>11.5965</text:p>
          </table:table-cell>
          <table:table-cell office:value-type="float" office:value="10.3071" calcext:value-type="float">
            <text:p>10.3071</text:p>
          </table:table-cell>
          <table:table-cell office:value-type="float" office:value="11.4484" calcext:value-type="float">
            <text:p>11.44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CAMERA</text:p>
          </table:table-cell>
          <table:table-cell office:value-type="float" office:value="12.1811" calcext:value-type="float">
            <text:p>12.1811</text:p>
          </table:table-cell>
          <table:table-cell office:value-type="float" office:value="15.969" calcext:value-type="float">
            <text:p>15.969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13.0796" calcext:value-type="float">
            <text:p>13.0796</text:p>
          </table:table-cell>
          <table:table-cell office:value-type="float" office:value="13.1518" calcext:value-type="float">
            <text:p>13.1518</text:p>
          </table:table-cell>
          <table:table-cell office:value-type="float" office:value="11.9676" calcext:value-type="float">
            <text:p>11.9676</text:p>
          </table:table-cell>
          <table:table-cell office:value-type="float" office:value="12.4587" calcext:value-type="float">
            <text:p>12.4587</text:p>
          </table:table-cell>
          <table:table-cell office:value-type="float" office:value="12.6567" calcext:value-type="float">
            <text:p>12.6567</text:p>
          </table:table-cell>
          <table:table-cell office:value-type="float" office:value="13.3156" calcext:value-type="float">
            <text:p>13.3156</text:p>
          </table:table-cell>
          <table:table-cell office:value-type="float" office:value="13.6066" calcext:value-type="float">
            <text:p>13.6066</text:p>
          </table:table-cell>
          <table:table-cell office:value-type="float" office:value="12.0003" calcext:value-type="float">
            <text:p>12.0003</text:p>
          </table:table-cell>
          <table:table-cell office:value-type="float" office:value="13.6067" calcext:value-type="float">
            <text:p>13.6067</text:p>
          </table:table-cell>
          <table:table-cell office:value-type="float" office:value="12.8307" calcext:value-type="float">
            <text:p>12.8307</text:p>
          </table:table-cell>
          <table:table-cell office:value-type="float" office:value="11.913" calcext:value-type="float">
            <text:p>11.913</text:p>
          </table:table-cell>
          <table:table-cell office:value-type="float" office:value="9.767" calcext:value-type="float">
            <text:p>9.767</text:p>
          </table:table-cell>
          <table:table-cell office:value-type="float" office:value="10.2219" calcext:value-type="float">
            <text:p>10.2219</text:p>
          </table:table-cell>
          <table:table-cell office:value-type="float" office:value="10.1243" calcext:value-type="float">
            <text:p>10.1243</text:p>
          </table:table-cell>
          <table:table-cell office:value-type="float" office:value="12.9486" calcext:value-type="float">
            <text:p>12.94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CAMERA</text:p>
          </table:table-cell>
          <table:table-cell office:value-type="float" office:value="12.8125" calcext:value-type="float">
            <text:p>12.8125</text:p>
          </table:table-cell>
          <table:table-cell office:value-type="float" office:value="12.565" calcext:value-type="float">
            <text:p>12.565</text:p>
          </table:table-cell>
          <table:table-cell office:value-type="float" office:value="19.2855" calcext:value-type="float">
            <text:p>19.2855</text:p>
          </table:table-cell>
          <table:table-cell office:value-type="float" office:value="12.2129" calcext:value-type="float">
            <text:p>12.2129</text:p>
          </table:table-cell>
          <table:table-cell office:value-type="float" office:value="16.3156" calcext:value-type="float">
            <text:p>16.3156</text:p>
          </table:table-cell>
          <table:table-cell office:value-type="float" office:value="13.0788" calcext:value-type="float">
            <text:p>13.0788</text:p>
          </table:table-cell>
          <table:table-cell office:value-type="float" office:value="12.1909" calcext:value-type="float">
            <text:p>12.1909</text:p>
          </table:table-cell>
          <table:table-cell office:value-type="float" office:value="12.4368" calcext:value-type="float">
            <text:p>12.4368</text:p>
          </table:table-cell>
          <table:table-cell office:value-type="float" office:value="13.3933" calcext:value-type="float">
            <text:p>13.3933</text:p>
          </table:table-cell>
          <table:table-cell office:value-type="float" office:value="14.0994" calcext:value-type="float">
            <text:p>14.0994</text:p>
          </table:table-cell>
          <table:table-cell office:value-type="float" office:value="12.3002" calcext:value-type="float">
            <text:p>12.3002</text:p>
          </table:table-cell>
          <table:table-cell office:value-type="float" office:value="11.9311" calcext:value-type="float">
            <text:p>11.9311</text:p>
          </table:table-cell>
          <table:table-cell office:value-type="float" office:value="11.6857" calcext:value-type="float">
            <text:p>11.6857</text:p>
          </table:table-cell>
          <table:table-cell office:value-type="float" office:value="12.2294" calcext:value-type="float">
            <text:p>12.2294</text:p>
          </table:table-cell>
          <table:table-cell office:value-type="float" office:value="11.2786" calcext:value-type="float">
            <text:p>11.2786</text:p>
          </table:table-cell>
          <table:table-cell office:value-type="float" office:value="11.232" calcext:value-type="float">
            <text:p>11.232</text:p>
          </table:table-cell>
          <table:table-cell office:value-type="float" office:value="11.1393" calcext:value-type="float">
            <text:p>11.1393</text:p>
          </table:table-cell>
          <table:table-cell office:value-type="float" office:value="12.3043" calcext:value-type="float">
            <text:p>12.30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CAMERA</text:p>
          </table:table-cell>
          <table:table-cell office:value-type="float" office:value="11.6542" calcext:value-type="float">
            <text:p>11.6542</text:p>
          </table:table-cell>
          <table:table-cell office:value-type="float" office:value="11.2663" calcext:value-type="float">
            <text:p>11.2663</text:p>
          </table:table-cell>
          <table:table-cell office:value-type="float" office:value="12.8645" calcext:value-type="float">
            <text:p>12.8645</text:p>
          </table:table-cell>
          <table:table-cell office:value-type="float" office:value="12.2184" calcext:value-type="float">
            <text:p>12.2184</text:p>
          </table:table-cell>
          <table:table-cell office:value-type="float" office:value="12.5844" calcext:value-type="float">
            <text:p>12.5844</text:p>
          </table:table-cell>
          <table:table-cell office:value-type="float" office:value="12.8893" calcext:value-type="float">
            <text:p>12.8893</text:p>
          </table:table-cell>
          <table:table-cell office:value-type="float" office:value="12.273" calcext:value-type="float">
            <text:p>12.273</text:p>
          </table:table-cell>
          <table:table-cell office:value-type="float" office:value="12.2" calcext:value-type="float">
            <text:p>12.2</text:p>
          </table:table-cell>
          <table:table-cell office:value-type="float" office:value="10.7343" calcext:value-type="float">
            <text:p>10.7343</text:p>
          </table:table-cell>
          <table:table-cell office:value-type="float" office:value="11.9741" calcext:value-type="float">
            <text:p>11.9741</text:p>
          </table:table-cell>
          <table:table-cell office:value-type="float" office:value="12.2506" calcext:value-type="float">
            <text:p>12.2506</text:p>
          </table:table-cell>
          <table:table-cell office:value-type="float" office:value="8.76538" calcext:value-type="float">
            <text:p>8.76538</text:p>
          </table:table-cell>
          <table:table-cell office:value-type="float" office:value="11.6697" calcext:value-type="float">
            <text:p>11.6697</text:p>
          </table:table-cell>
          <table:table-cell office:value-type="float" office:value="10.8955" calcext:value-type="float">
            <text:p>10.8955</text:p>
          </table:table-cell>
          <table:table-cell office:value-type="float" office:value="9.41265" calcext:value-type="float">
            <text:p>9.41265</text:p>
          </table:table-cell>
          <table:table-cell office:value-type="float" office:value="10.7352" calcext:value-type="float">
            <text:p>10.7352</text:p>
          </table:table-cell>
          <table:table-cell office:value-type="float" office:value="9.50724" calcext:value-type="float">
            <text:p>9.50724</text:p>
          </table:table-cell>
          <table:table-cell office:value-type="float" office:value="9.35436" calcext:value-type="float">
            <text:p>9.354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AMERA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5.3966" calcext:value-type="float">
            <text:p>15.3966</text:p>
          </table:table-cell>
          <table:table-cell office:value-type="float" office:value="10.0174" calcext:value-type="float">
            <text:p>10.0174</text:p>
          </table:table-cell>
          <table:table-cell office:value-type="float" office:value="12.0218" calcext:value-type="float">
            <text:p>12.0218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3.5266" calcext:value-type="float">
            <text:p>13.5266</text:p>
          </table:table-cell>
          <table:table-cell office:value-type="float" office:value="14.0762" calcext:value-type="float">
            <text:p>14.0762</text:p>
          </table:table-cell>
          <table:table-cell office:value-type="float" office:value="12.5631" calcext:value-type="float">
            <text:p>12.5631</text:p>
          </table:table-cell>
          <table:table-cell office:value-type="float" office:value="11.4293" calcext:value-type="float">
            <text:p>11.4293</text:p>
          </table:table-cell>
          <table:table-cell office:value-type="float" office:value="12.5008" calcext:value-type="float">
            <text:p>12.5008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0.6807" calcext:value-type="float">
            <text:p>10.6807</text:p>
          </table:table-cell>
          <table:table-cell office:value-type="float" office:value="12.1365" calcext:value-type="float">
            <text:p>12.1365</text:p>
          </table:table-cell>
          <table:table-cell office:value-type="float" office:value="12.7067" calcext:value-type="float">
            <text:p>12.7067</text:p>
          </table:table-cell>
          <table:table-cell office:value-type="float" office:value="12.8883" calcext:value-type="float">
            <text:p>12.8883</text:p>
          </table:table-cell>
          <table:table-cell office:value-type="float" office:value="12.5715" calcext:value-type="float">
            <text:p>12.5715</text:p>
          </table:table-cell>
          <table:table-cell office:value-type="float" office:value="10.6233" calcext:value-type="float">
            <text:p>10.6233</text:p>
          </table:table-cell>
          <table:table-cell office:value-type="float" office:value="8.90697" calcext:value-type="float">
            <text:p>8.906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CAMERA</text:p>
          </table:table-cell>
          <table:table-cell office:value-type="float" office:value="12.7975" calcext:value-type="float">
            <text:p>12.7975</text:p>
          </table:table-cell>
          <table:table-cell office:value-type="float" office:value="12.9602" calcext:value-type="float">
            <text:p>12.9602</text:p>
          </table:table-cell>
          <table:table-cell office:value-type="float" office:value="14.9496" calcext:value-type="float">
            <text:p>14.9496</text:p>
          </table:table-cell>
          <table:table-cell office:value-type="float" office:value="13.0129" calcext:value-type="float">
            <text:p>13.0129</text:p>
          </table:table-cell>
          <table:table-cell office:value-type="float" office:value="12.1368" calcext:value-type="float">
            <text:p>12.1368</text:p>
          </table:table-cell>
          <table:table-cell office:value-type="float" office:value="14.0207" calcext:value-type="float">
            <text:p>14.0207</text:p>
          </table:table-cell>
          <table:table-cell office:value-type="float" office:value="13.8277" calcext:value-type="float">
            <text:p>13.8277</text:p>
          </table:table-cell>
          <table:table-cell office:value-type="float" office:value="13.2469" calcext:value-type="float">
            <text:p>13.2469</text:p>
          </table:table-cell>
          <table:table-cell office:value-type="float" office:value="11.2894" calcext:value-type="float">
            <text:p>11.2894</text:p>
          </table:table-cell>
          <table:table-cell office:value-type="float" office:value="11.5712" calcext:value-type="float">
            <text:p>11.5712</text:p>
          </table:table-cell>
          <table:table-cell office:value-type="float" office:value="10.9571" calcext:value-type="float">
            <text:p>10.9571</text:p>
          </table:table-cell>
          <table:table-cell office:value-type="float" office:value="11.9352" calcext:value-type="float">
            <text:p>11.9352</text:p>
          </table:table-cell>
          <table:table-cell office:value-type="float" office:value="12.9831" calcext:value-type="float">
            <text:p>12.9831</text:p>
          </table:table-cell>
          <table:table-cell office:value-type="float" office:value="11.1774" calcext:value-type="float">
            <text:p>11.1774</text:p>
          </table:table-cell>
          <table:table-cell office:value-type="float" office:value="9.97815" calcext:value-type="float">
            <text:p>9.97815</text:p>
          </table:table-cell>
          <table:table-cell office:value-type="float" office:value="10.9372" calcext:value-type="float">
            <text:p>10.9372</text:p>
          </table:table-cell>
          <table:table-cell office:value-type="float" office:value="11.7341" calcext:value-type="float">
            <text:p>11.7341</text:p>
          </table:table-cell>
          <table:table-cell office:value-type="float" office:value="9.92931" calcext:value-type="float">
            <text:p>9.929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CAMERA</text:p>
          </table:table-cell>
          <table:table-cell office:value-type="float" office:value="13.8833" calcext:value-type="float">
            <text:p>13.8833</text:p>
          </table:table-cell>
          <table:table-cell office:value-type="float" office:value="13.5599" calcext:value-type="float">
            <text:p>13.5599</text:p>
          </table:table-cell>
          <table:table-cell office:value-type="float" office:value="14.7736" calcext:value-type="float">
            <text:p>14.7736</text:p>
          </table:table-cell>
          <table:table-cell office:value-type="float" office:value="12.632" calcext:value-type="float">
            <text:p>12.632</text:p>
          </table:table-cell>
          <table:table-cell office:value-type="float" office:value="12.7503" calcext:value-type="float">
            <text:p>12.7503</text:p>
          </table:table-cell>
          <table:table-cell office:value-type="float" office:value="18.3504" calcext:value-type="float">
            <text:p>18.3504</text:p>
          </table:table-cell>
          <table:table-cell office:value-type="float" office:value="20.102" calcext:value-type="float">
            <text:p>20.102</text:p>
          </table:table-cell>
          <table:table-cell office:value-type="float" office:value="12.9008" calcext:value-type="float">
            <text:p>12.9008</text:p>
          </table:table-cell>
          <table:table-cell office:value-type="float" office:value="12.0223" calcext:value-type="float">
            <text:p>12.0223</text:p>
          </table:table-cell>
          <table:table-cell office:value-type="float" office:value="13.4726" calcext:value-type="float">
            <text:p>13.4726</text:p>
          </table:table-cell>
          <table:table-cell office:value-type="float" office:value="11.7502" calcext:value-type="float">
            <text:p>11.7502</text:p>
          </table:table-cell>
          <table:table-cell office:value-type="float" office:value="13.5881" calcext:value-type="float">
            <text:p>13.5881</text:p>
          </table:table-cell>
          <table:table-cell office:value-type="float" office:value="13.2047" calcext:value-type="float">
            <text:p>13.2047</text:p>
          </table:table-cell>
          <table:table-cell office:value-type="float" office:value="12.978" calcext:value-type="float">
            <text:p>12.978</text:p>
          </table:table-cell>
          <table:table-cell office:value-type="float" office:value="11.9757" calcext:value-type="float">
            <text:p>11.9757</text:p>
          </table:table-cell>
          <table:table-cell office:value-type="float" office:value="10.9093" calcext:value-type="float">
            <text:p>10.9093</text:p>
          </table:table-cell>
          <table:table-cell office:value-type="float" office:value="11.8304" calcext:value-type="float">
            <text:p>11.8304</text:p>
          </table:table-cell>
          <table:table-cell office:value-type="float" office:value="7.15473" calcext:value-type="float">
            <text:p>7.1547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CAMERA</text:p>
          </table:table-cell>
          <table:table-cell office:value-type="float" office:value="14.0134" calcext:value-type="float">
            <text:p>14.0134</text:p>
          </table:table-cell>
          <table:table-cell office:value-type="float" office:value="12.4397" calcext:value-type="float">
            <text:p>12.4397</text:p>
          </table:table-cell>
          <table:table-cell office:value-type="float" office:value="13.128" calcext:value-type="float">
            <text:p>13.128</text:p>
          </table:table-cell>
          <table:table-cell office:value-type="float" office:value="12.561" calcext:value-type="float">
            <text:p>12.561</text:p>
          </table:table-cell>
          <table:table-cell office:value-type="float" office:value="13.817" calcext:value-type="float">
            <text:p>13.817</text:p>
          </table:table-cell>
          <table:table-cell office:value-type="float" office:value="13.5266" calcext:value-type="float">
            <text:p>13.5266</text:p>
          </table:table-cell>
          <table:table-cell office:value-type="float" office:value="12.9" calcext:value-type="float">
            <text:p>12.9</text:p>
          </table:table-cell>
          <table:table-cell office:value-type="float" office:value="13.0485" calcext:value-type="float">
            <text:p>13.0485</text:p>
          </table:table-cell>
          <table:table-cell office:value-type="float" office:value="11.2465" calcext:value-type="float">
            <text:p>11.2465</text:p>
          </table:table-cell>
          <table:table-cell office:value-type="float" office:value="13.9931" calcext:value-type="float">
            <text:p>13.9931</text:p>
          </table:table-cell>
          <table:table-cell office:value-type="float" office:value="10.7136" calcext:value-type="float">
            <text:p>10.7136</text:p>
          </table:table-cell>
          <table:table-cell office:value-type="float" office:value="12.7303" calcext:value-type="float">
            <text:p>12.7303</text:p>
          </table:table-cell>
          <table:table-cell office:value-type="float" office:value="13.0768" calcext:value-type="float">
            <text:p>13.0768</text:p>
          </table:table-cell>
          <table:table-cell office:value-type="float" office:value="12.1195" calcext:value-type="float">
            <text:p>12.1195</text:p>
          </table:table-cell>
          <table:table-cell office:value-type="float" office:value="9.9546" calcext:value-type="float">
            <text:p>9.9546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8.67653" calcext:value-type="float">
            <text:p>8.67653</text:p>
          </table:table-cell>
          <table:table-cell office:value-type="float" office:value="9.12792" calcext:value-type="float">
            <text:p>9.127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CAMERA</text:p>
          </table:table-cell>
          <table:table-cell office:value-type="float" office:value="13.813" calcext:value-type="float">
            <text:p>13.813</text:p>
          </table:table-cell>
          <table:table-cell office:value-type="float" office:value="12.4049" calcext:value-type="float">
            <text:p>12.4049</text:p>
          </table:table-cell>
          <table:table-cell office:value-type="float" office:value="11.4999" calcext:value-type="float">
            <text:p>11.4999</text:p>
          </table:table-cell>
          <table:table-cell office:value-type="float" office:value="12.7514" calcext:value-type="float">
            <text:p>12.7514</text:p>
          </table:table-cell>
          <table:table-cell office:value-type="float" office:value="12.3705" calcext:value-type="float">
            <text:p>12.3705</text:p>
          </table:table-cell>
          <table:table-cell office:value-type="float" office:value="11.9381" calcext:value-type="float">
            <text:p>11.9381</text:p>
          </table:table-cell>
          <table:table-cell office:value-type="float" office:value="11.6059" calcext:value-type="float">
            <text:p>11.6059</text:p>
          </table:table-cell>
          <table:table-cell office:value-type="float" office:value="12.2294" calcext:value-type="float">
            <text:p>12.2294</text:p>
          </table:table-cell>
          <table:table-cell office:value-type="float" office:value="11.3992" calcext:value-type="float">
            <text:p>11.3992</text:p>
          </table:table-cell>
          <table:table-cell office:value-type="float" office:value="13.9305" calcext:value-type="float">
            <text:p>13.9305</text:p>
          </table:table-cell>
          <table:table-cell office:value-type="float" office:value="10.642" calcext:value-type="float">
            <text:p>10.642</text:p>
          </table:table-cell>
          <table:table-cell office:value-type="float" office:value="10.101" calcext:value-type="float">
            <text:p>10.101</text:p>
          </table:table-cell>
          <table:table-cell office:value-type="float" office:value="12.6991" calcext:value-type="float">
            <text:p>12.6991</text:p>
          </table:table-cell>
          <table:table-cell office:value-type="float" office:value="10.5948" calcext:value-type="float">
            <text:p>10.5948</text:p>
          </table:table-cell>
          <table:table-cell office:value-type="float" office:value="11.1867" calcext:value-type="float">
            <text:p>11.1867</text:p>
          </table:table-cell>
          <table:table-cell office:value-type="float" office:value="8.68499" calcext:value-type="float">
            <text:p>8.68499</text:p>
          </table:table-cell>
          <table:table-cell office:value-type="float" office:value="9.31494" calcext:value-type="float">
            <text:p>9.31494</text:p>
          </table:table-cell>
          <table:table-cell office:value-type="float" office:value="8.99451" calcext:value-type="float">
            <text:p>8.994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AMERA</text:p>
          </table:table-cell>
          <table:table-cell office:value-type="float" office:value="16.5073" calcext:value-type="float">
            <text:p>16.5073</text:p>
          </table:table-cell>
          <table:table-cell office:value-type="float" office:value="12.1392" calcext:value-type="float">
            <text:p>12.1392</text:p>
          </table:table-cell>
          <table:table-cell office:value-type="float" office:value="25.9815" calcext:value-type="float">
            <text:p>25.9815</text:p>
          </table:table-cell>
          <table:table-cell office:value-type="float" office:value="32.9777" calcext:value-type="float">
            <text:p>32.9777</text:p>
          </table:table-cell>
          <table:table-cell office:value-type="float" office:value="130.378" calcext:value-type="float">
            <text:p>130.378</text:p>
          </table:table-cell>
          <table:table-cell office:value-type="float" office:value="9.45031" calcext:value-type="float">
            <text:p>9.45031</text:p>
          </table:table-cell>
          <table:table-cell office:value-type="float" office:value="10.3581" calcext:value-type="float">
            <text:p>10.3581</text:p>
          </table:table-cell>
          <table:table-cell office:value-type="float" office:value="595.061" calcext:value-type="float">
            <text:p>595.061</text:p>
          </table:table-cell>
          <table:table-cell office:value-type="float" office:value="271.325" calcext:value-type="float">
            <text:p>271.325</text:p>
          </table:table-cell>
          <table:table-cell office:value-type="float" office:value="9.73306" calcext:value-type="float">
            <text:p>9.73306</text:p>
          </table:table-cell>
          <table:table-cell office:value-type="float" office:value="20.1019" calcext:value-type="float">
            <text:p>20.1019</text:p>
          </table:table-cell>
          <table:table-cell office:value-type="float" office:value="10.5132" calcext:value-type="float">
            <text:p>10.5132</text:p>
          </table:table-cell>
          <table:table-cell office:value-type="float" office:value="15.5928" calcext:value-type="float">
            <text:p>15.5928</text:p>
          </table:table-cell>
          <table:table-cell office:value-type="float" office:value="13.6616" calcext:value-type="float">
            <text:p>13.6616</text:p>
          </table:table-cell>
          <table:table-cell office:value-type="float" office:value="13.1413" calcext:value-type="float">
            <text:p>13.1413</text:p>
          </table:table-cell>
          <table:table-cell office:value-type="float" office:value="8.71448" calcext:value-type="float">
            <text:p>8.71448</text:p>
          </table:table-cell>
          <table:table-cell office:value-type="float" office:value="16.7035" calcext:value-type="float">
            <text:p>16.7035</text:p>
          </table:table-cell>
          <table:table-cell office:value-type="float" office:value="18.7349" calcext:value-type="float">
            <text:p>18.73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CAMERA</text:p>
          </table:table-cell>
          <table:table-cell office:value-type="float" office:value="19.4375" calcext:value-type="float">
            <text:p>19.4375</text:p>
          </table:table-cell>
          <table:table-cell office:value-type="float" office:value="12.4655" calcext:value-type="float">
            <text:p>12.4655</text:p>
          </table:table-cell>
          <table:table-cell office:value-type="float" office:value="11.718" calcext:value-type="float">
            <text:p>11.718</text:p>
          </table:table-cell>
          <table:table-cell office:value-type="float" office:value="28.8362" calcext:value-type="float">
            <text:p>28.8362</text:p>
          </table:table-cell>
          <table:table-cell office:value-type="float" office:value="44.2341" calcext:value-type="float">
            <text:p>44.2341</text:p>
          </table:table-cell>
          <table:table-cell office:value-type="float" office:value="10.5895" calcext:value-type="float">
            <text:p>10.5895</text:p>
          </table:table-cell>
          <table:table-cell office:value-type="float" office:value="13.0172" calcext:value-type="float">
            <text:p>13.0172</text:p>
          </table:table-cell>
          <table:table-cell office:value-type="float" office:value="10.6807" calcext:value-type="float">
            <text:p>10.6807</text:p>
          </table:table-cell>
          <table:table-cell office:value-type="float" office:value="14.6258" calcext:value-type="float">
            <text:p>14.6258</text:p>
          </table:table-cell>
          <table:table-cell office:value-type="float" office:value="13.226" calcext:value-type="float">
            <text:p>13.226</text:p>
          </table:table-cell>
          <table:table-cell office:value-type="float" office:value="9.19704" calcext:value-type="float">
            <text:p>9.19704</text:p>
          </table:table-cell>
          <table:table-cell office:value-type="string" calcext:value-type="string">
            <text:p>-inf</text:p>
          </table:table-cell>
          <table:table-cell office:value-type="float" office:value="12.8" calcext:value-type="float">
            <text:p>12.8</text:p>
          </table:table-cell>
          <table:table-cell office:value-type="float" office:value="9.48525" calcext:value-type="float">
            <text:p>9.48525</text:p>
          </table:table-cell>
          <table:table-cell office:value-type="float" office:value="8.79792" calcext:value-type="float">
            <text:p>8.79792</text:p>
          </table:table-cell>
          <table:table-cell office:value-type="float" office:value="11.1232" calcext:value-type="float">
            <text:p>11.1232</text:p>
          </table:table-cell>
          <table:table-cell office:value-type="float" office:value="25.7211" calcext:value-type="float">
            <text:p>25.7211</text:p>
          </table:table-cell>
          <table:table-cell office:value-type="float" office:value="26.8134" calcext:value-type="float">
            <text:p>26.81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CAMERA</text:p>
          </table:table-cell>
          <table:table-cell office:value-type="float" office:value="11.9371" calcext:value-type="float">
            <text:p>11.9371</text:p>
          </table:table-cell>
          <table:table-cell office:value-type="float" office:value="12.2395" calcext:value-type="float">
            <text:p>12.2395</text:p>
          </table:table-cell>
          <table:table-cell office:value-type="float" office:value="11.0246" calcext:value-type="float">
            <text:p>11.0246</text:p>
          </table:table-cell>
          <table:table-cell office:value-type="float" office:value="10.781" calcext:value-type="float">
            <text:p>10.781</text:p>
          </table:table-cell>
          <table:table-cell office:value-type="string" calcext:value-type="string">
            <text:p>-inf</text:p>
          </table:table-cell>
          <table:table-cell office:value-type="float" office:value="11.5816" calcext:value-type="float">
            <text:p>11.5816</text:p>
          </table:table-cell>
          <table:table-cell office:value-type="string" calcext:value-type="string">
            <text:p>-inf</text:p>
          </table:table-cell>
          <table:table-cell office:value-type="float" office:value="8.95665" calcext:value-type="float">
            <text:p>8.95665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-inf</text:p>
          </table:table-cell>
          <table:table-cell office:value-type="float" office:value="5.96008" calcext:value-type="float">
            <text:p>5.96008</text:p>
          </table:table-cell>
          <table:table-cell office:value-type="float" office:value="14.9136" calcext:value-type="float">
            <text:p>14.9136</text:p>
          </table:table-cell>
          <table:table-cell office:value-type="float" office:value="6.3262" calcext:value-type="float">
            <text:p>6.3262</text:p>
          </table:table-cell>
          <table:table-cell office:value-type="float" office:value="31.9846" calcext:value-type="float">
            <text:p>31.9846</text:p>
          </table:table-cell>
          <table:table-cell office:value-type="float" office:value="8.35406" calcext:value-type="float">
            <text:p>8.35406</text:p>
          </table:table-cell>
          <table:table-cell office:value-type="float" office:value="7.46502" calcext:value-type="float">
            <text:p>7.46502</text:p>
          </table:table-cell>
          <table:table-cell office:value-type="float" office:value="11.3219" calcext:value-type="float">
            <text:p>11.3219</text:p>
          </table:table-cell>
          <table:table-cell office:value-type="float" office:value="24.1855" calcext:value-type="float">
            <text:p>24.1855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CAMERA</text:p>
          </table:table-cell>
          <table:table-cell office:value-type="float" office:value="15.2998" calcext:value-type="float">
            <text:p>15.2998</text:p>
          </table:table-cell>
          <table:table-cell office:value-type="float" office:value="11.1024" calcext:value-type="float">
            <text:p>11.1024</text:p>
          </table:table-cell>
          <table:table-cell office:value-type="float" office:value="12.6599" calcext:value-type="float">
            <text:p>12.6599</text:p>
          </table:table-cell>
          <table:table-cell office:value-type="float" office:value="35.3418" calcext:value-type="float">
            <text:p>35.3418</text:p>
          </table:table-cell>
          <table:table-cell office:value-type="float" office:value="32.2646" calcext:value-type="float">
            <text:p>32.2646</text:p>
          </table:table-cell>
          <table:table-cell office:value-type="string" calcext:value-type="string">
            <text:p>-inf</text:p>
          </table:table-cell>
          <table:table-cell office:value-type="float" office:value="19.9077" calcext:value-type="float">
            <text:p>19.9077</text:p>
          </table:table-cell>
          <table:table-cell office:value-type="float" office:value="32.5489" calcext:value-type="float">
            <text:p>32.548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.19704" calcext:value-type="float">
            <text:p>9.19704</text:p>
          </table:table-cell>
          <table:table-cell office:value-type="string" calcext:value-type="string">
            <text:p>-inf</text:p>
          </table:table-cell>
          <table:table-cell office:value-type="float" office:value="11.606" calcext:value-type="float">
            <text:p>11.606</text:p>
          </table:table-cell>
          <table:table-cell office:value-type="float" office:value="11.3332" calcext:value-type="float">
            <text:p>11.3332</text:p>
          </table:table-cell>
          <table:table-cell office:value-type="float" office:value="19.071" calcext:value-type="float">
            <text:p>19.071</text:p>
          </table:table-cell>
          <table:table-cell office:value-type="float" office:value="15.8113" calcext:value-type="float">
            <text:p>15.8113</text:p>
          </table:table-cell>
          <table:table-cell office:value-type="float" office:value="12.505" calcext:value-type="float">
            <text:p>12.505</text:p>
          </table:table-cell>
          <table:table-cell office:value-type="float" office:value="21.8111" calcext:value-type="float">
            <text:p>21.8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CAMERA</text:p>
          </table:table-cell>
          <table:table-cell office:value-type="float" office:value="12.2449" calcext:value-type="float">
            <text:p>12.2449</text:p>
          </table:table-cell>
          <table:table-cell office:value-type="float" office:value="10.126" calcext:value-type="float">
            <text:p>10.126</text:p>
          </table:table-cell>
          <table:table-cell office:value-type="float" office:value="12.5471" calcext:value-type="float">
            <text:p>12.5471</text:p>
          </table:table-cell>
          <table:table-cell office:value-type="float" office:value="112.643" calcext:value-type="float">
            <text:p>112.643</text:p>
          </table:table-cell>
          <table:table-cell office:value-type="float" office:value="109.171" calcext:value-type="float">
            <text:p>109.171</text:p>
          </table:table-cell>
          <table:table-cell office:value-type="float" office:value="19.9934" calcext:value-type="float">
            <text:p>19.9934</text:p>
          </table:table-cell>
          <table:table-cell office:value-type="string" calcext:value-type="string">
            <text:p>-inf</text:p>
          </table:table-cell>
          <table:table-cell office:value-type="float" office:value="10.4477" calcext:value-type="float">
            <text:p>10.4477</text:p>
          </table:table-cell>
          <table:table-cell office:value-type="float" office:value="70.8816" calcext:value-type="float">
            <text:p>70.8816</text:p>
          </table:table-cell>
          <table:table-cell office:value-type="float" office:value="10.8711" calcext:value-type="float">
            <text:p>10.8711</text:p>
          </table:table-cell>
          <table:table-cell office:value-type="float" office:value="10.1214" calcext:value-type="float">
            <text:p>10.1214</text:p>
          </table:table-cell>
          <table:table-cell office:value-type="string" calcext:value-type="string">
            <text:p>-inf</text:p>
          </table:table-cell>
          <table:table-cell office:value-type="float" office:value="7.94456" calcext:value-type="float">
            <text:p>7.94456</text:p>
          </table:table-cell>
          <table:table-cell office:value-type="float" office:value="18.6477" calcext:value-type="float">
            <text:p>18.6477</text:p>
          </table:table-cell>
          <table:table-cell office:value-type="float" office:value="29.7954" calcext:value-type="float">
            <text:p>29.7954</text:p>
          </table:table-cell>
          <table:table-cell office:value-type="float" office:value="9.56045" calcext:value-type="float">
            <text:p>9.56045</text:p>
          </table:table-cell>
          <table:table-cell office:value-type="float" office:value="18.3228" calcext:value-type="float">
            <text:p>18.3228</text:p>
          </table:table-cell>
          <table:table-cell office:value-type="float" office:value="8.42813" calcext:value-type="float">
            <text:p>8.428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AMERA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5.3966" calcext:value-type="float">
            <text:p>15.3966</text:p>
          </table:table-cell>
          <table:table-cell office:value-type="float" office:value="10.0174" calcext:value-type="float">
            <text:p>10.0174</text:p>
          </table:table-cell>
          <table:table-cell office:value-type="float" office:value="12.0218" calcext:value-type="float">
            <text:p>12.0218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3.5266" calcext:value-type="float">
            <text:p>13.5266</text:p>
          </table:table-cell>
          <table:table-cell office:value-type="float" office:value="14.0762" calcext:value-type="float">
            <text:p>14.0762</text:p>
          </table:table-cell>
          <table:table-cell office:value-type="float" office:value="12.5631" calcext:value-type="float">
            <text:p>12.5631</text:p>
          </table:table-cell>
          <table:table-cell office:value-type="float" office:value="11.4293" calcext:value-type="float">
            <text:p>11.4293</text:p>
          </table:table-cell>
          <table:table-cell office:value-type="float" office:value="12.5008" calcext:value-type="float">
            <text:p>12.5008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0.6807" calcext:value-type="float">
            <text:p>10.6807</text:p>
          </table:table-cell>
          <table:table-cell office:value-type="float" office:value="12.1365" calcext:value-type="float">
            <text:p>12.1365</text:p>
          </table:table-cell>
          <table:table-cell office:value-type="float" office:value="12.7067" calcext:value-type="float">
            <text:p>12.7067</text:p>
          </table:table-cell>
          <table:table-cell office:value-type="float" office:value="12.8883" calcext:value-type="float">
            <text:p>12.8883</text:p>
          </table:table-cell>
          <table:table-cell office:value-type="float" office:value="12.5715" calcext:value-type="float">
            <text:p>12.5715</text:p>
          </table:table-cell>
          <table:table-cell office:value-type="float" office:value="10.6233" calcext:value-type="float">
            <text:p>10.6233</text:p>
          </table:table-cell>
          <table:table-cell office:value-type="float" office:value="8.90697" calcext:value-type="float">
            <text:p>8.906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CAMERA</text:p>
          </table:table-cell>
          <table:table-cell office:value-type="float" office:value="12.7975" calcext:value-type="float">
            <text:p>12.7975</text:p>
          </table:table-cell>
          <table:table-cell office:value-type="float" office:value="12.9602" calcext:value-type="float">
            <text:p>12.9602</text:p>
          </table:table-cell>
          <table:table-cell office:value-type="float" office:value="14.9496" calcext:value-type="float">
            <text:p>14.9496</text:p>
          </table:table-cell>
          <table:table-cell office:value-type="float" office:value="13.0129" calcext:value-type="float">
            <text:p>13.0129</text:p>
          </table:table-cell>
          <table:table-cell office:value-type="float" office:value="12.1368" calcext:value-type="float">
            <text:p>12.1368</text:p>
          </table:table-cell>
          <table:table-cell office:value-type="float" office:value="14.0207" calcext:value-type="float">
            <text:p>14.0207</text:p>
          </table:table-cell>
          <table:table-cell office:value-type="float" office:value="13.8277" calcext:value-type="float">
            <text:p>13.8277</text:p>
          </table:table-cell>
          <table:table-cell office:value-type="float" office:value="13.2469" calcext:value-type="float">
            <text:p>13.2469</text:p>
          </table:table-cell>
          <table:table-cell office:value-type="float" office:value="11.2894" calcext:value-type="float">
            <text:p>11.2894</text:p>
          </table:table-cell>
          <table:table-cell office:value-type="float" office:value="11.5712" calcext:value-type="float">
            <text:p>11.5712</text:p>
          </table:table-cell>
          <table:table-cell office:value-type="float" office:value="10.9571" calcext:value-type="float">
            <text:p>10.9571</text:p>
          </table:table-cell>
          <table:table-cell office:value-type="float" office:value="11.9352" calcext:value-type="float">
            <text:p>11.9352</text:p>
          </table:table-cell>
          <table:table-cell office:value-type="float" office:value="12.9831" calcext:value-type="float">
            <text:p>12.9831</text:p>
          </table:table-cell>
          <table:table-cell office:value-type="float" office:value="11.1774" calcext:value-type="float">
            <text:p>11.1774</text:p>
          </table:table-cell>
          <table:table-cell office:value-type="float" office:value="9.97815" calcext:value-type="float">
            <text:p>9.97815</text:p>
          </table:table-cell>
          <table:table-cell office:value-type="float" office:value="10.9372" calcext:value-type="float">
            <text:p>10.9372</text:p>
          </table:table-cell>
          <table:table-cell office:value-type="float" office:value="11.7341" calcext:value-type="float">
            <text:p>11.7341</text:p>
          </table:table-cell>
          <table:table-cell office:value-type="float" office:value="9.92931" calcext:value-type="float">
            <text:p>9.929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CAMERA</text:p>
          </table:table-cell>
          <table:table-cell office:value-type="float" office:value="13.8833" calcext:value-type="float">
            <text:p>13.8833</text:p>
          </table:table-cell>
          <table:table-cell office:value-type="float" office:value="13.5599" calcext:value-type="float">
            <text:p>13.5599</text:p>
          </table:table-cell>
          <table:table-cell office:value-type="float" office:value="14.7736" calcext:value-type="float">
            <text:p>14.7736</text:p>
          </table:table-cell>
          <table:table-cell office:value-type="float" office:value="12.632" calcext:value-type="float">
            <text:p>12.632</text:p>
          </table:table-cell>
          <table:table-cell office:value-type="float" office:value="12.7503" calcext:value-type="float">
            <text:p>12.7503</text:p>
          </table:table-cell>
          <table:table-cell office:value-type="float" office:value="18.3504" calcext:value-type="float">
            <text:p>18.3504</text:p>
          </table:table-cell>
          <table:table-cell office:value-type="float" office:value="20.102" calcext:value-type="float">
            <text:p>20.102</text:p>
          </table:table-cell>
          <table:table-cell office:value-type="float" office:value="12.9008" calcext:value-type="float">
            <text:p>12.9008</text:p>
          </table:table-cell>
          <table:table-cell office:value-type="float" office:value="12.0223" calcext:value-type="float">
            <text:p>12.0223</text:p>
          </table:table-cell>
          <table:table-cell office:value-type="float" office:value="13.4726" calcext:value-type="float">
            <text:p>13.4726</text:p>
          </table:table-cell>
          <table:table-cell office:value-type="float" office:value="11.7502" calcext:value-type="float">
            <text:p>11.7502</text:p>
          </table:table-cell>
          <table:table-cell office:value-type="float" office:value="13.5881" calcext:value-type="float">
            <text:p>13.5881</text:p>
          </table:table-cell>
          <table:table-cell office:value-type="float" office:value="13.2047" calcext:value-type="float">
            <text:p>13.2047</text:p>
          </table:table-cell>
          <table:table-cell office:value-type="float" office:value="12.978" calcext:value-type="float">
            <text:p>12.978</text:p>
          </table:table-cell>
          <table:table-cell office:value-type="float" office:value="11.9757" calcext:value-type="float">
            <text:p>11.9757</text:p>
          </table:table-cell>
          <table:table-cell office:value-type="float" office:value="10.9093" calcext:value-type="float">
            <text:p>10.9093</text:p>
          </table:table-cell>
          <table:table-cell office:value-type="float" office:value="11.8304" calcext:value-type="float">
            <text:p>11.8304</text:p>
          </table:table-cell>
          <table:table-cell office:value-type="float" office:value="7.15473" calcext:value-type="float">
            <text:p>7.1547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CAMERA</text:p>
          </table:table-cell>
          <table:table-cell office:value-type="float" office:value="14.0134" calcext:value-type="float">
            <text:p>14.0134</text:p>
          </table:table-cell>
          <table:table-cell office:value-type="float" office:value="12.4397" calcext:value-type="float">
            <text:p>12.4397</text:p>
          </table:table-cell>
          <table:table-cell office:value-type="float" office:value="13.128" calcext:value-type="float">
            <text:p>13.128</text:p>
          </table:table-cell>
          <table:table-cell office:value-type="float" office:value="12.561" calcext:value-type="float">
            <text:p>12.561</text:p>
          </table:table-cell>
          <table:table-cell office:value-type="float" office:value="13.817" calcext:value-type="float">
            <text:p>13.817</text:p>
          </table:table-cell>
          <table:table-cell office:value-type="float" office:value="13.5266" calcext:value-type="float">
            <text:p>13.5266</text:p>
          </table:table-cell>
          <table:table-cell office:value-type="float" office:value="12.9" calcext:value-type="float">
            <text:p>12.9</text:p>
          </table:table-cell>
          <table:table-cell office:value-type="float" office:value="13.0485" calcext:value-type="float">
            <text:p>13.0485</text:p>
          </table:table-cell>
          <table:table-cell office:value-type="float" office:value="11.2465" calcext:value-type="float">
            <text:p>11.2465</text:p>
          </table:table-cell>
          <table:table-cell office:value-type="float" office:value="13.9931" calcext:value-type="float">
            <text:p>13.9931</text:p>
          </table:table-cell>
          <table:table-cell office:value-type="float" office:value="10.7136" calcext:value-type="float">
            <text:p>10.7136</text:p>
          </table:table-cell>
          <table:table-cell office:value-type="float" office:value="12.7303" calcext:value-type="float">
            <text:p>12.7303</text:p>
          </table:table-cell>
          <table:table-cell office:value-type="float" office:value="13.0768" calcext:value-type="float">
            <text:p>13.0768</text:p>
          </table:table-cell>
          <table:table-cell office:value-type="float" office:value="12.1195" calcext:value-type="float">
            <text:p>12.1195</text:p>
          </table:table-cell>
          <table:table-cell office:value-type="float" office:value="9.9546" calcext:value-type="float">
            <text:p>9.9546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8.67653" calcext:value-type="float">
            <text:p>8.67653</text:p>
          </table:table-cell>
          <table:table-cell office:value-type="float" office:value="9.12792" calcext:value-type="float">
            <text:p>9.127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CAMERA</text:p>
          </table:table-cell>
          <table:table-cell office:value-type="float" office:value="13.813" calcext:value-type="float">
            <text:p>13.813</text:p>
          </table:table-cell>
          <table:table-cell office:value-type="float" office:value="12.4049" calcext:value-type="float">
            <text:p>12.4049</text:p>
          </table:table-cell>
          <table:table-cell office:value-type="float" office:value="11.4999" calcext:value-type="float">
            <text:p>11.4999</text:p>
          </table:table-cell>
          <table:table-cell office:value-type="float" office:value="12.7514" calcext:value-type="float">
            <text:p>12.7514</text:p>
          </table:table-cell>
          <table:table-cell office:value-type="float" office:value="12.3705" calcext:value-type="float">
            <text:p>12.3705</text:p>
          </table:table-cell>
          <table:table-cell office:value-type="float" office:value="11.9381" calcext:value-type="float">
            <text:p>11.9381</text:p>
          </table:table-cell>
          <table:table-cell office:value-type="float" office:value="11.6059" calcext:value-type="float">
            <text:p>11.6059</text:p>
          </table:table-cell>
          <table:table-cell office:value-type="float" office:value="12.2294" calcext:value-type="float">
            <text:p>12.2294</text:p>
          </table:table-cell>
          <table:table-cell office:value-type="float" office:value="11.3992" calcext:value-type="float">
            <text:p>11.3992</text:p>
          </table:table-cell>
          <table:table-cell office:value-type="float" office:value="13.9305" calcext:value-type="float">
            <text:p>13.9305</text:p>
          </table:table-cell>
          <table:table-cell office:value-type="float" office:value="10.642" calcext:value-type="float">
            <text:p>10.642</text:p>
          </table:table-cell>
          <table:table-cell office:value-type="float" office:value="10.101" calcext:value-type="float">
            <text:p>10.101</text:p>
          </table:table-cell>
          <table:table-cell office:value-type="float" office:value="12.6991" calcext:value-type="float">
            <text:p>12.6991</text:p>
          </table:table-cell>
          <table:table-cell office:value-type="float" office:value="10.5948" calcext:value-type="float">
            <text:p>10.5948</text:p>
          </table:table-cell>
          <table:table-cell office:value-type="float" office:value="11.1867" calcext:value-type="float">
            <text:p>11.1867</text:p>
          </table:table-cell>
          <table:table-cell office:value-type="float" office:value="8.68499" calcext:value-type="float">
            <text:p>8.68499</text:p>
          </table:table-cell>
          <table:table-cell office:value-type="float" office:value="9.31494" calcext:value-type="float">
            <text:p>9.31494</text:p>
          </table:table-cell>
          <table:table-cell office:value-type="float" office:value="8.99451" calcext:value-type="float">
            <text:p>8.994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AMERA</text:p>
          </table:table-cell>
          <table:table-cell office:value-type="float" office:value="12.5896" calcext:value-type="float">
            <text:p>12.5896</text:p>
          </table:table-cell>
          <table:table-cell office:value-type="float" office:value="15.0758" calcext:value-type="float">
            <text:p>15.0758</text:p>
          </table:table-cell>
          <table:table-cell office:value-type="float" office:value="14.7389" calcext:value-type="float">
            <text:p>14.7389</text:p>
          </table:table-cell>
          <table:table-cell office:value-type="float" office:value="23.1945" calcext:value-type="float">
            <text:p>23.1945</text:p>
          </table:table-cell>
          <table:table-cell office:value-type="float" office:value="16.8318" calcext:value-type="float">
            <text:p>16.8318</text:p>
          </table:table-cell>
          <table:table-cell office:value-type="float" office:value="12.4959" calcext:value-type="float">
            <text:p>12.4959</text:p>
          </table:table-cell>
          <table:table-cell office:value-type="float" office:value="17.5954" calcext:value-type="float">
            <text:p>17.5954</text:p>
          </table:table-cell>
          <table:table-cell office:value-type="float" office:value="15.7423" calcext:value-type="float">
            <text:p>15.7423</text:p>
          </table:table-cell>
          <table:table-cell office:value-type="float" office:value="13.0591" calcext:value-type="float">
            <text:p>13.0591</text:p>
          </table:table-cell>
          <table:table-cell office:value-type="float" office:value="12.2083" calcext:value-type="float">
            <text:p>12.2083</text:p>
          </table:table-cell>
          <table:table-cell office:value-type="float" office:value="11.4993" calcext:value-type="float">
            <text:p>11.4993</text:p>
          </table:table-cell>
          <table:table-cell office:value-type="float" office:value="11.1642" calcext:value-type="float">
            <text:p>11.1642</text:p>
          </table:table-cell>
          <table:table-cell office:value-type="float" office:value="9.46112" calcext:value-type="float">
            <text:p>9.46112</text:p>
          </table:table-cell>
          <table:table-cell office:value-type="float" office:value="9.80209" calcext:value-type="float">
            <text:p>9.80209</text:p>
          </table:table-cell>
          <table:table-cell office:value-type="float" office:value="9.18243" calcext:value-type="float">
            <text:p>9.18243</text:p>
          </table:table-cell>
          <table:table-cell office:value-type="float" office:value="8.33886" calcext:value-type="float">
            <text:p>8.33886</text:p>
          </table:table-cell>
          <table:table-cell office:value-type="float" office:value="8.73503" calcext:value-type="float">
            <text:p>8.73503</text:p>
          </table:table-cell>
          <table:table-cell office:value-type="float" office:value="9.37958" calcext:value-type="float">
            <text:p>9.379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CAMERA</text:p>
          </table:table-cell>
          <table:table-cell office:value-type="float" office:value="13.2969" calcext:value-type="float">
            <text:p>13.2969</text:p>
          </table:table-cell>
          <table:table-cell office:value-type="float" office:value="13.5986" calcext:value-type="float">
            <text:p>13.5986</text:p>
          </table:table-cell>
          <table:table-cell office:value-type="float" office:value="13.1614" calcext:value-type="float">
            <text:p>13.1614</text:p>
          </table:table-cell>
          <table:table-cell office:value-type="float" office:value="19.2912" calcext:value-type="float">
            <text:p>19.2912</text:p>
          </table:table-cell>
          <table:table-cell office:value-type="float" office:value="19.871" calcext:value-type="float">
            <text:p>19.871</text:p>
          </table:table-cell>
          <table:table-cell office:value-type="float" office:value="10.7544" calcext:value-type="float">
            <text:p>10.7544</text:p>
          </table:table-cell>
          <table:table-cell office:value-type="float" office:value="15.7167" calcext:value-type="float">
            <text:p>15.7167</text:p>
          </table:table-cell>
          <table:table-cell office:value-type="float" office:value="15.2247" calcext:value-type="float">
            <text:p>15.2247</text:p>
          </table:table-cell>
          <table:table-cell office:value-type="float" office:value="13.679" calcext:value-type="float">
            <text:p>13.679</text:p>
          </table:table-cell>
          <table:table-cell office:value-type="float" office:value="11.6707" calcext:value-type="float">
            <text:p>11.6707</text:p>
          </table:table-cell>
          <table:table-cell office:value-type="float" office:value="14.8033" calcext:value-type="float">
            <text:p>14.8033</text:p>
          </table:table-cell>
          <table:table-cell office:value-type="float" office:value="10.2076" calcext:value-type="float">
            <text:p>10.2076</text:p>
          </table:table-cell>
          <table:table-cell office:value-type="float" office:value="10.0189" calcext:value-type="float">
            <text:p>10.0189</text:p>
          </table:table-cell>
          <table:table-cell office:value-type="float" office:value="10.7575" calcext:value-type="float">
            <text:p>10.7575</text:p>
          </table:table-cell>
          <table:table-cell office:value-type="float" office:value="8.68375" calcext:value-type="float">
            <text:p>8.68375</text:p>
          </table:table-cell>
          <table:table-cell office:value-type="float" office:value="9.18657" calcext:value-type="float">
            <text:p>9.18657</text:p>
          </table:table-cell>
          <table:table-cell office:value-type="float" office:value="9.53037" calcext:value-type="float">
            <text:p>9.53037</text:p>
          </table:table-cell>
          <table:table-cell office:value-type="float" office:value="9.55464" calcext:value-type="float">
            <text:p>9.554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CAMERA</text:p>
          </table:table-cell>
          <table:table-cell office:value-type="float" office:value="11.4086" calcext:value-type="float">
            <text:p>11.4086</text:p>
          </table:table-cell>
          <table:table-cell office:value-type="float" office:value="12.9393" calcext:value-type="float">
            <text:p>12.9393</text:p>
          </table:table-cell>
          <table:table-cell office:value-type="float" office:value="14.2733" calcext:value-type="float">
            <text:p>14.2733</text:p>
          </table:table-cell>
          <table:table-cell office:value-type="float" office:value="16.4076" calcext:value-type="float">
            <text:p>16.4076</text:p>
          </table:table-cell>
          <table:table-cell office:value-type="float" office:value="17.1368" calcext:value-type="float">
            <text:p>17.1368</text:p>
          </table:table-cell>
          <table:table-cell office:value-type="float" office:value="11.7441" calcext:value-type="float">
            <text:p>11.7441</text:p>
          </table:table-cell>
          <table:table-cell office:value-type="float" office:value="15.2979" calcext:value-type="float">
            <text:p>15.2979</text:p>
          </table:table-cell>
          <table:table-cell office:value-type="float" office:value="17.4263" calcext:value-type="float">
            <text:p>17.4263</text:p>
          </table:table-cell>
          <table:table-cell office:value-type="float" office:value="18.0045" calcext:value-type="float">
            <text:p>18.0045</text:p>
          </table:table-cell>
          <table:table-cell office:value-type="float" office:value="11.4917" calcext:value-type="float">
            <text:p>11.4917</text:p>
          </table:table-cell>
          <table:table-cell office:value-type="float" office:value="14.4201" calcext:value-type="float">
            <text:p>14.4201</text:p>
          </table:table-cell>
          <table:table-cell office:value-type="float" office:value="10.5866" calcext:value-type="float">
            <text:p>10.5866</text:p>
          </table:table-cell>
          <table:table-cell office:value-type="float" office:value="9.68364" calcext:value-type="float">
            <text:p>9.68364</text:p>
          </table:table-cell>
          <table:table-cell office:value-type="float" office:value="11.5133" calcext:value-type="float">
            <text:p>11.5133</text:p>
          </table:table-cell>
          <table:table-cell office:value-type="float" office:value="10.6786" calcext:value-type="float">
            <text:p>10.6786</text:p>
          </table:table-cell>
          <table:table-cell office:value-type="float" office:value="8.61467" calcext:value-type="float">
            <text:p>8.61467</text:p>
          </table:table-cell>
          <table:table-cell office:value-type="float" office:value="10.0003" calcext:value-type="float">
            <text:p>10.0003</text:p>
          </table:table-cell>
          <table:table-cell office:value-type="float" office:value="11.4887" calcext:value-type="float">
            <text:p>11.4887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LIDAR</text:p>
          </table:table-cell>
          <table:table-cell office:value-type="float" office:value="13.8982" calcext:value-type="float">
            <text:p>13.8982</text:p>
          </table:table-cell>
          <table:table-cell office:value-type="float" office:value="11.2172" calcext:value-type="float">
            <text:p>11.2172</text:p>
          </table:table-cell>
          <table:table-cell office:value-type="float" office:value="18.5951" calcext:value-type="float">
            <text:p>18.5951</text:p>
          </table:table-cell>
          <table:table-cell office:value-type="float" office:value="12.2969" calcext:value-type="float">
            <text:p>12.2969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02131" calcext:value-type="float">
            <text:p>7.02131</text:p>
          </table:table-cell>
          <table:table-cell office:value-type="float" office:value="47.2929" calcext:value-type="float">
            <text:p>47.2929</text:p>
          </table:table-cell>
          <table:table-cell office:value-type="float" office:value="21.5201" calcext:value-type="float">
            <text:p>21.5201</text:p>
          </table:table-cell>
          <table:table-cell office:value-type="float" office:value="12.4533" calcext:value-type="float">
            <text:p>12.453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10.0699" calcext:value-type="float">
            <text:p>10.0699</text:p>
          </table:table-cell>
          <table:table-cell office:value-type="float" office:value="10.1097" calcext:value-type="float">
            <text:p>10.1097</text:p>
          </table:table-cell>
          <table:table-cell office:value-type="float" office:value="9.2321" calcext:value-type="float">
            <text:p>9.2321</text:p>
          </table:table-cell>
          <table:table-cell office:value-type="float" office:value="11.1515" calcext:value-type="float">
            <text:p>11.1515</text:p>
          </table:table-cell>
          <table:table-cell office:value-type="float" office:value="8.10346" calcext:value-type="float">
            <text:p>8.10346</text:p>
          </table:table-cell>
          <table:table-cell office:value-type="float" office:value="8.93845" calcext:value-type="float">
            <text:p>8.93845</text:p>
          </table:table-cell>
          <table:table-cell office:value-type="float" office:value="9.45069" calcext:value-type="float">
            <text:p>9.45069</text:p>
          </table:table-cell>
          <table:table-cell office:value-type="float" office:value="9.35069" calcext:value-type="float">
            <text:p>9.35069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CAMERA</text:p>
          </table:table-cell>
          <table:table-cell office:value-type="float" office:value="12.7671" calcext:value-type="float">
            <text:p>12.7671</text:p>
          </table:table-cell>
          <table:table-cell office:value-type="float" office:value="12.0685" calcext:value-type="float">
            <text:p>12.0685</text:p>
          </table:table-cell>
          <table:table-cell office:value-type="float" office:value="13.5363" calcext:value-type="float">
            <text:p>13.5363</text:p>
          </table:table-cell>
          <table:table-cell office:value-type="float" office:value="18.2048" calcext:value-type="float">
            <text:p>18.2048</text:p>
          </table:table-cell>
          <table:table-cell office:value-type="float" office:value="15.439" calcext:value-type="float">
            <text:p>15.439</text:p>
          </table:table-cell>
          <table:table-cell office:value-type="float" office:value="11.4505" calcext:value-type="float">
            <text:p>11.4505</text:p>
          </table:table-cell>
          <table:table-cell office:value-type="float" office:value="13.2669" calcext:value-type="float">
            <text:p>13.2669</text:p>
          </table:table-cell>
          <table:table-cell office:value-type="float" office:value="15.6126" calcext:value-type="float">
            <text:p>15.6126</text:p>
          </table:table-cell>
          <table:table-cell office:value-type="float" office:value="16.575" calcext:value-type="float">
            <text:p>16.575</text:p>
          </table:table-cell>
          <table:table-cell office:value-type="float" office:value="11.511" calcext:value-type="float">
            <text:p>11.511</text:p>
          </table:table-cell>
          <table:table-cell office:value-type="float" office:value="12.0481" calcext:value-type="float">
            <text:p>12.0481</text:p>
          </table:table-cell>
          <table:table-cell office:value-type="float" office:value="11.6227" calcext:value-type="float">
            <text:p>11.6227</text:p>
          </table:table-cell>
          <table:table-cell office:value-type="float" office:value="9.15246" calcext:value-type="float">
            <text:p>9.15246</text:p>
          </table:table-cell>
          <table:table-cell office:value-type="float" office:value="9.67081" calcext:value-type="float">
            <text:p>9.67081</text:p>
          </table:table-cell>
          <table:table-cell office:value-type="float" office:value="9.61236" calcext:value-type="float">
            <text:p>9.61236</text:p>
          </table:table-cell>
          <table:table-cell office:value-type="float" office:value="9.59734" calcext:value-type="float">
            <text:p>9.59734</text:p>
          </table:table-cell>
          <table:table-cell office:value-type="float" office:value="8.39234" calcext:value-type="float">
            <text:p>8.39234</text:p>
          </table:table-cell>
          <table:table-cell office:value-type="float" office:value="8.52757" calcext:value-type="float">
            <text:p>8.52757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20:36:33.983492182</dc:date>
    <meta:editing-duration>PT1M4S</meta:editing-duration>
    <meta:editing-cycles>1</meta:editing-cycles>
    <meta:document-statistic meta:table-count="1" meta:cell-count="1263" meta:object-count="0"/>
    <meta:generator>LibreOffice/6.0.7.3$Linux_X86_64 LibreOffice_project/00m0$Build-3</meta:generator>
  </office:meta>
</office:document-meta>
</file>